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3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line-height="100%"/>
    </style:style>
    <style:style style:name="P5" style:family="paragraph">
      <loext:graphic-properties draw:fill="none" draw:fill-color="#ffffff"/>
      <style:paragraph-properties fo:line-height="100%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1pt" fo:text-shadow="1pt 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774cm" svg:x="1.778cm" svg:y="0.528cm">
          <draw:text-box>
            <text:p text:style-name="P1"><text:span text:style-name="T1">Epistle Reading</text:span></text:p>
            <text:p text:style-name="P1"><text:span text:style-name="T2">Philippians 3:8-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9.573cm" svg:x="1.338cm" svg:y="0.402cm">
          <draw:text-box>
            <text:p text:style-name="P4"><text:span text:style-name="T3">8</text:span><text:span text:style-name="T4"> Indeed, I count everything as loss because of the surpassing worth of knowing Christ Jesus my Lord. For his sake I have suffered the loss of all things and count them as rubbish, in order that I may gain Chris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6.524cm" svg:x="1.524cm" svg:y="0.334cm">
          <draw:text-box>
            <text:p text:style-name="P4"><text:span text:style-name="T3">9</text:span><text:span text:style-name="T4"> and be found in him, </text:span><text:span text:style-name="T5">not having a righteousness</text:span><text:span text:style-name="T4"> of my own that comes from the law, but that which comes through faith in Christ, the righteousness from God that depends on faith -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5.146cm" svg:height="9.573cm" svg:x="1.524cm" svg:y="0.334cm">
          <draw:text-box>
            <text:p text:style-name="P4"><text:span text:style-name="T3">10</text:span><text:span text:style-name="T4"> that I may know him and the power of his resurrection, and may share his sufferings, becoming like him in his dea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25.146cm" svg:height="7.928cm" svg:x="1.524cm" svg:y="0.508cm">
          <draw:text-box>
            <text:p text:style-name="P4"><text:span text:style-name="T3">11</text:span><text:span text:style-name="T4"> that by any means possible I may attain the resurrection from the dead. </text:span><text:span text:style-name="T3">12</text:span><text:span text:style-name="T4"> Not that I have already obtained this or am already perfect, but I press on to make it my own, because Christ Jesus has made me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5.146cm" svg:height="7.928cm" svg:x="1.524cm" svg:y="0.508cm">
          <draw:text-box>
            <text:p text:style-name="P4"><text:span text:style-name="T3">13</text:span><text:span text:style-name="T4"> Brothers, I do not consider that I have made it my own. But one thing I do: forgetting what lies behind and straining forward to what lies ahead,</text:span></text:p>
            <text:p text:style-name="P4"><text:span text:style-name="T3">14</text:span><text:span text:style-name="T4"> I press on toward the goal for the prize of the upward call of God in Christ Jes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4T10:02:59.686000000</meta:creation-date>
    <dc:date>2016-03-11T19:59:37.088000000</dc:date>
    <meta:editing-duration>PT12M48S</meta:editing-duration>
    <meta:editing-cycles>5</meta:editing-cycles>
    <meta:generator>LibreOffice/5.0.5.2$Windows_x86 LibreOffice_project/55b006a02d247b5f7215fc6ea0fde844b30035b3</meta:generator>
    <meta:document-statistic meta:object-count="39"/>
  </office:meta>
</office:document-meta>
</file>